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Times New Roman'" style:font-family-generic="roman"/>
    <style:font-face style:name="Lohit Devanagari" svg:font-family="'Lohit Devanagari'" style:font-family-generic="roman" style:font-pitch="variable"/>
    <style:font-face style:name="Lohit Devanagari1" svg:font-family="'Lohit Devanagari'" style:font-family-generic="system" style:font-pitch="variable"/>
    <style:font-face style:name="Lohit Marathi" svg:font-family="'Lohit Marathi'"/>
    <style:font-face style:name="Lohit Marathi1" svg:font-family="'Lohit Marathi'" style:font-family-generic="system" style:font-pitch="variable"/>
    <style:font-face style:name="Lohit Marathi2" svg:font-family="'Lohit Marathi'" style:font-pitch="variable"/>
    <style:font-face style:name="Noto Sans" svg:font-family="'Noto Sans'" style:font-family-generic="roman" style:font-pitch="variable"/>
    <style:font-face style:name="Noto Sans CJK SC" svg:font-family="'Noto Sans CJK SC'" style:font-family-generic="roman" style:font-pitch="variable"/>
    <style:font-face style:name="Noto Sans CJK SC1" svg:font-family="'Noto Sans CJK SC'" style:font-family-generic="system" style:font-pitch="variable"/>
    <style:font-face style:name="Roboto" svg:font-family="Roboto"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loext:decorative="false"/>
    </style:style>
    <style:style style:name="gr5" style:family="graphic">
      <style:graphic-properties loext:decorative="false"/>
    </style:style>
    <style:style style:name="gr6" style:family="graphic" style:parent-style-name="standard">
      <style:graphic-properties draw:stroke="none" svg:stroke-color="#000000" draw:fill="none" draw:fill-color="#ffffff" draw:auto-grow-height="true" draw:auto-grow-width="false" fo:max-height="0cm" fo:min-height="1.182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gr8" style:family="graphic" style:parent-style-name="standard">
      <style:graphic-properties draw:stroke="none" svg:stroke-color="#000000" draw:fill="none" draw:fill-color="#ffffff" draw:auto-grow-height="true" draw:auto-grow-width="false" fo:max-height="0cm" fo:min-height="4.996cm" loext:decorative="false"/>
      <style:paragraph-properties style:writing-mode="lr-tb"/>
    </style:style>
    <style:style style:name="gr9" style:family="graphic" style:parent-style-name="standard">
      <style:graphic-properties draw:stroke="none" draw:fill="none" draw:fill-color="#ffffff" draw:auto-grow-height="true" fo:min-height="13.114cm" loext:decorative="false"/>
    </style:style>
    <style:style style:name="pr1" style:family="presentation" style:parent-style-name="Sub_20_Headline-title">
      <style:graphic-properties draw:auto-grow-height="true" fo:min-height="0.082cm" loext:decorative="false"/>
      <style:paragraph-properties style:writing-mode="lr-tb"/>
    </style:style>
    <style:style style:name="pr2" style:family="presentation" style:parent-style-name="Sub_20_Headline-notes">
      <style:graphic-properties fo:min-height="1.897cm" loext:decorative="false"/>
      <style:paragraph-properties style:writing-mode="lr-tb"/>
    </style:style>
    <style:style style:name="pr3" style:family="presentation" style:parent-style-name="Sub_20_Headline-notes">
      <style:graphic-properties fo:min-height="5.689cm" loext:decorative="false"/>
      <style:paragraph-properties style:writing-mode="lr-tb"/>
    </style:style>
    <style:style style:name="pr4" style:family="presentation" style:parent-style-name="Sub_20_Headline-notes">
      <style:graphic-properties fo:min-height="8.059cm" loext:decorative="false"/>
      <style:paragraph-properties style:writing-mode="lr-tb"/>
    </style:style>
    <style:style style:name="pr5" style:family="presentation" style:parent-style-name="Sub_20_Headline-notes">
      <style:graphic-properties fo:min-height="7.111cm" loext:decorative="false"/>
      <style:paragraph-properties style:writing-mode="lr-tb"/>
    </style:style>
    <style:style style:name="pr6" style:family="presentation" style:parent-style-name="Sub_20_Headline-notes">
      <style:graphic-properties draw:fill-color="#ffffff" draw:auto-grow-height="true" fo:min-height="13.364cm" loext:decorative="false"/>
      <style:paragraph-properties style:writing-mode="lr-tb"/>
    </style:style>
    <style:style style:name="pr7" style:family="presentation" style:parent-style-name="Sub_20_Headline-notes">
      <style:graphic-properties fo:min-height="9.007cm" loext:decorative="false"/>
      <style:paragraph-properties style:writing-mode="lr-tb"/>
    </style:style>
    <style:style style:name="pr8" style:family="presentation" style:parent-style-name="Sub_20_Headline-notes">
      <style:graphic-properties fo:min-height="10.429cm" loext:decorative="false"/>
      <style:paragraph-properties style:writing-mode="lr-tb"/>
    </style:style>
    <style:style style:name="pr9" style:family="presentation" style:parent-style-name="Sub_20_Headline-notes">
      <style:graphic-properties fo:min-height="6.163cm" loext:decorative="false"/>
      <style:paragraph-properties style:writing-mode="lr-tb"/>
    </style:style>
    <style:style style:name="pr10" style:family="presentation" style:parent-style-name="Sub_20_Headline-notes">
      <style:graphic-properties fo:min-height="8.533cm" loext:decorative="false"/>
      <style:paragraph-properties style:writing-mode="lr-tb"/>
    </style:style>
    <style:style style:name="pr11" style:family="presentation" style:parent-style-name="Sub_20_Headline-notes">
      <style:graphic-properties fo:min-height="11.851cm" loext:decorative="false"/>
      <style:paragraph-properties style:writing-mode="lr-tb"/>
    </style:style>
    <style:style style:name="pr12" style:family="presentation" style:parent-style-name="Sub_20_Headline-notes">
      <style:graphic-properties fo:min-height="9.955cm" loext:decorative="false"/>
      <style:paragraph-properties style:writing-mode="lr-tb"/>
    </style:style>
    <style:style style:name="pr13" style:family="presentation" style:parent-style-name="Sub_20_Headline-notes">
      <style:graphic-properties fo:min-height="9.481cm" loext:decorative="false"/>
      <style:paragraph-properties style:writing-mode="lr-tb"/>
    </style:style>
    <style:style style:name="pr14" style:family="presentation" style:parent-style-name="Sub_20_Headline-notes">
      <style:graphic-properties fo:min-height="16.591cm" loext:decorative="false"/>
      <style:paragraph-properties style:writing-mode="lr-tb"/>
    </style:style>
    <style:style style:name="pr15" style:family="presentation" style:parent-style-name="Sub_20_Headline-notes">
      <style:graphic-properties fo:min-height="13.273cm" loext:decorative="false"/>
      <style:paragraph-properties style:writing-mode="lr-tb"/>
    </style:style>
    <style:style style:name="pr16" style:family="presentation" style:parent-style-name="Sub_20_Headline-notes">
      <style:graphic-properties fo:min-height="3.793cm" loext:decorative="false"/>
      <style:paragraph-properties style:writing-mode="lr-tb"/>
    </style:style>
    <style:style style:name="pr17" style:family="presentation" style:parent-style-name="Sub_20_Headline-notes">
      <style:graphic-properties fo:min-height="4.267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draw:fill-color="#ffffff"/>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none" draw:fill-color="#ffffff"/>
      <style:paragraph-properties fo:text-align="start"/>
      <style:text-properties fo:font-size="14pt" style:font-size-asian="14pt" style:font-size-complex="14pt"/>
    </style:style>
    <style:style style:name="P7" style:family="paragraph">
      <loext:graphic-properties draw:fill-color="#ffffff"/>
      <style:text-properties fo:font-size="20pt"/>
    </style:style>
    <style:style style:name="P8" style:family="paragraph">
      <loext:graphic-properties draw:fill="none" draw:fill-color="#ffffff"/>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1" fo:font-size="20pt" fo:language="uk" fo:country="UA" fo:font-style="normal" fo:text-shadow="none" style:text-underline-style="none" fo:font-weight="normal" style:letter-kerning="true" fo:background-color="transparent"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1" style:family="text">
      <style:text-properties fo:font-size="30pt" fo:font-weight="bold" style:font-size-asian="30pt" style:font-weight-asian="bold" style:font-size-complex="30pt" style:font-weight-complex="bold"/>
    </style:style>
    <style:style style:name="T2"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layer="layout" svg:width="16.799cm" svg:height="3.319cm" svg:x="2.1cm" svg:y="14.107cm" presentation:class="notes" presentation:user-transformed="true">
            <draw:text-box>
              <text:p/>
              <text:p>Matthias Kirschner</text:p>
              <text:p>Sandra Brandstätter</text:p>
              <text:p/>
              <text:p>ADA &amp; ZANGEMANN</text:p>
              <text:p/>
              <text:p>Uma história de software, skates e gelado de framboesa</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draw:mime-type="image/png">
            <text:p/>
          </draw:image>
        </draw:frame>
        <presentation:notes draw:style-name="dp2">
          <draw:page-thumbnail draw:style-name="gr3" draw:layer="layout" svg:width="0.001cm" svg:height="0.001cm" svg:x="0cm" svg:y="2.257cm" draw:page-number="2" presentation:class="page"/>
          <draw:frame presentation:style-name="pr3" draw:layer="layout" svg:width="16.799cm" svg:height="5.689cm" svg:x="2.1cm" svg:y="14.107cm" presentation:class="notes" presentation:user-transformed="true">
            <draw:text-box>
              <text:p>Era uma vez uma menina chamada Ada. A sua família era tão pobre que todas as suas poupanças cabiam numa lata de bolachas. Não tinham dinheiro suficiente para viver numa casa decente. Em vez disso, a Ada vivia com a sua mãe e o seu irmão mais novo, Alan, numa cabana perto de uma sucata nos limites da cidade.</text:p>
              <text:p/>
              <text:p>Muito longe, no outro extremo da cidade, vivia um famoso inventor chamado Zangemann. Ele era imensamente rico. Nenhuma folha de papel no mundo era suficientemente grande para para mostrar o seu saldo bancário com todos os seus números e zeros! Vivia numa casa enorme, com uma piscina e um escorrega, muitas escadarias e torres, centenas de janelas e tantas divisões que muitas vezes ele próprio se perdia nelas. A mansão de Zangemann ficava no alto de uma colina. De lá, ele podia observar toda a cidade.</text:p>
            </draw:text-box>
          </draw:frame>
        </presentation:notes>
      </draw:page>
      <draw:page draw:name="page3" draw:style-name="dp1" draw:master-page-name="Sub_20_Headline" presentation:presentation-page-layout-name="AL1T1">
        <office:forms form:automatic-focus="false" form:apply-design-mode="false"/>
        <draw:frame presentation:style-name="pr1"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draw:mime-type="image/png">
            <text:p/>
          </draw:image>
        </draw:frame>
        <presentation:notes draw:style-name="dp2">
          <draw:page-thumbnail draw:style-name="gr3" draw:layer="layout" svg:width="0.001cm" svg:height="0.001cm" svg:x="0cm" svg:y="2.257cm" draw:page-number="3" presentation:class="page"/>
          <draw:frame presentation:style-name="pr4" draw:layer="layout" svg:width="16.799cm" svg:height="9.007cm" svg:x="2.1cm" svg:y="14.107cm" presentation:class="notes" presentation:user-transformed="true">
            <draw:text-box>
              <text:p>Os computadores fascinaram Zangemann desde muito novo. Quando ele era jovem, os computadores eram máquinas enormes com muitos cabos e ventoinhas barulhentas. Na escola, o pequeno Zangemann sonhava com todas as coisas que poderia fazer com os computadores se estes fossem suficientemente pequenos para poderem ser integrados noutras coisas divertidas. Ele sabia o que iria fazer. Primeiro, iria incorporar um computador no seu skate para que fizesse barulhos fixes quando andasse nele - talvez uma sirene de um carro de bombeiros ou o som de um foguetão a descolar da rampa de lançamento. Depois, usaria o computador para inventar máquinas de fazer gelados! O computador misturaria os sabores mais fixes e até venderia o gelado. Haveria máquinas em todas as esquinas, e ele poderia comprar gelado do seu sabor preferido sempre que lhe apetecesse, e na quantidade que quisesse. Depois disso, construiria um robô de limpeza e uma máquina de seleção de blocos para que o seu quarto estivesse sempre arrumado e limpo. O Zangemann tinha ideias novas como estas todos os dias. Não pensava noutra coisa.</text:p>
              <text:p/>
              <text:p>Com o passar dos anos, o Zangemann cresceu e os computadores ficaram mais pequenos.</text:p>
              <text:p>De facto, quando terminou a escola, os computadores eram tão pequenos que cabiam no seu bolso. Os mais pequenos até cabiam na ponta do dedo.</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draw:mime-type="image/png">
            <text:p/>
          </draw:image>
        </draw:frame>
        <draw:frame draw:style-name="gr1" draw:text-style-name="P1" draw:layer="layout" svg:width="8.602cm" svg:height="10.2cm" svg:x="0.6cm" svg:y="5cm">
          <draw:image xlink:href="../images/ada-p08b.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layer="layout" svg:width="16.799cm" svg:height="9.007cm" svg:x="2.1cm" svg:y="14.107cm" presentation:class="notes" presentation:user-transformed="true">
            <draw:text-box>
              <text:p>“Finalmente, posso transformar todas as minhas ideias em coisas reais!” exclamou Zangemann, e pôs-se logo a trabalhar. Encontrou formas de colocar os pequenos computadores em todo o tipo de coisas para as tornar ainda mais divertidas e úteis. E depois vendeu-as.</text:p>
              <text:p/>
              <text:p>Adultos e crianças adoravam as suas invenções. Todos os miúdos queriam ter um dos seus skates - completo com os sons mais recentes para mostrar aos seus amigos na escola.</text:p>
              <text:p>As crianças também adoraram a sua invenção do altifalante, que podia tocar instantaneamente qualquer música que se pedisse. E, claro, todos adoravam o gelado servido todas as tardes na automática e extra-deliciosa máquina de gelados Original Zangemann.</text:p>
              <text:p>Tudo parecia mágico, mas o segredo era simples: os pequenos computadores que Zangemann incorporava nas suas máquinas tornavam tudo isto possível.</text:p>
              <text:p/>
              <text:p>Estas invenções eram muito populares na escola da Ada, e muitos dos seus amigos andavam nos skates fixes. A Ada ficava muitas vezes triste, porque a sua mãe não podia comprar-lhe nenhuma dessas coisas fantásticas: nem skate, nem altifalantes, nem gelados.</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5" presentation:class="page"/>
          <draw:frame presentation:style-name="pr6" draw:text-style-name="P2" draw:layer="layout" svg:width="16.799cm" svg:height="13.364cm" svg:x="2.1cm" svg:y="14.107cm" presentation:class="notes" presentation:user-transformed="true">
            <draw:text-box>
              <text:p>Felizmente, Ada vivia mesmo ao lado do ferro-velho. Havia muitos aparelhos avariados e peças ferrugentas, que ela juntava para fazer coisas novas e fixes, como uma caixa de sabão que ela e o Alan montavam ao descer a colina, um moinho de vento e monstros assustadores de sucata, com os quais ela e o Alan lutavam juntos. Ela também encontrou muitos objectos úteis - um telemóvel antigo, por exemplo. O ecrã estava rachado, mas ela pôde arranjá-lo, e embora não houvesse Internet no ferro-velho, ela podia ter acesso noutro sítio.</text:p>
              <text:p/>
              <text:p>A Ada divertia-se tanto a mexer na sucata e a arranjar coisas partidas que se esqueceu dos skates e dos gelados.</text:p>
            </draw:text-box>
          </draw:frame>
        </presentation:notes>
      </draw:page>
      <draw:page draw:name="page6" draw:style-name="dp1" draw:master-page-name="Sub_20_Headline" presentation:presentation-page-layout-name="AL1T1">
        <office:forms form:automatic-focus="false" form:apply-design-mode="false"/>
        <draw:g draw:style-name="gr5">
          <draw:frame draw:style-name="gr1" draw:text-style-name="P1" draw:layer="layout" svg:width="15.315cm" svg:height="15.749cm" svg:x="-1.99cm" svg:y="0cm">
            <draw:image xlink:href="../images/ada-p10.png" xlink:type="simple" xlink:show="embed" xlink:actuate="onLoad" draw:mime-type="image/png">
              <text:p/>
            </draw:image>
          </draw:frame>
          <draw:frame draw:style-name="gr1" draw:text-style-name="P1" draw:layer="layout" svg:width="15.315cm" svg:height="15.749cm" svg:x="13.32cm" svg:y="0cm">
            <draw:image xlink:href="../images/ada-p11.png" xlink:type="simple" xlink:show="embed" xlink:actuate="onLoad" draw:mime-type="image/png">
              <text:p/>
            </draw:image>
          </draw:frame>
        </draw:g>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6" presentation:class="page"/>
          <draw:frame presentation:style-name="pr7" draw:layer="layout" svg:width="16.799cm" svg:height="9.955cm" svg:x="2.1cm" svg:y="14.107cm" presentation:class="notes" presentation:user-transformed="true">
            <draw:text-box>
              <text:p>Como toda a gente comprava as suas invenções, Zangemann tornou-se rapidamente a pessoa mais rica do mundo. Com todo o seu dinheiro, comprou um enorme computador dourado com um teclado feito de jóias e instalou-o na maior sala da sua mansão. A partir daí, através da Internet, ele podia controlar todos os pequenos computadores integrados nas suas invenções.</text:p>
              <text:p/>
              <text:p>Tudo o que ele tinha de fazer era premir a tecla correcta no computador dourado e imediatamente todas as máquinas de gelado da cidade passariam a servir apenas gelado de baunilha. Se Zangemann quisesse que as pessoas comessem gelado de chocolate, carregava na tecla para gelado de chocolate. Se ele pedisse gelado de limão, as máquinas só faziam gelado de limão. Zangemann adorava as suas invenções e ficava sempre entusiasmado com o facto de as suas máquinas funcionarem tão bem. Por vezes as pessoas ficavam desiludidas quando o seu sabor preferido não estava disponível, mas o que poderiam fazer? No fim de contas, sempre havia gelados em todas as esquinas.</text:p>
              <text:p/>
              <text:p>Zangemann divertia-se muito a carregar nas teclas cintilantes e ver as pessoas a comer gelado. Passava muitas horas por dia todos os dias em frente ao seu computador dourado a fazer isto. Olhava para a cidade vezes sem conta através de um comprido telescópio, observando uma e outra vez a fiabilidade com que as suas invenções executavam as suas ordens.</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draw:mime-type="image/png">
            <text:p/>
          </draw:image>
        </draw:frame>
        <presentation:notes draw:style-name="dp2">
          <draw:page-thumbnail draw:style-name="gr3" draw:layer="layout" svg:width="0.001cm" svg:height="0.001cm" svg:x="0cm" svg:y="2.257cm" draw:page-number="7" presentation:class="page"/>
          <draw:frame presentation:style-name="pr8" draw:layer="layout" svg:width="16.799cm" svg:height="10.429cm" svg:x="2.1cm" svg:y="14.107cm" presentation:class="notes" presentation:user-transformed="true">
            <draw:text-box>
              <text:p>Quando não estava sentado ao seu computador dourado, Zangemann incorporava os seus pequenos computadores em novos dispositivos e depois vendia-os. Ele construiu máquinas de lavar roupa que enviavam uma mensagem para o telemóvel quando a roupa estava lavada. Criou aspiradores que tocavam música alegre em vez de fazerem barulho enquanto aspiravam. Inventou lâmpadas que se ligavam e desligavam com um estalar de dedos e carros que nos diziam onde ficava a mercearia mais próxima.</text:p>
              <text:p/>
              <text:p>Em pouco tempo, quase todos os electrodomésticos do mundo tinham um computador Zangemann. Nem todas as suas invenções pareciam ser necessárias no início, mas as pessoas compravam tudo o que ele fazia. Era assim que as coisas se passavam. Toda a gente queria os aparelhos feitos por Zangemann, o maior inventor do mundo.</text:p>
              <text:p/>
              <text:p>Um dia, Zangemann pensou: “Hoje quero ver as minhas invenções de perto”. Guardou o seu grande telescópio, desceu as muitas escadarias da sua mansão e aventurou-se pela cidade, cheio de entusiasmo com a ideia de desfrutar dos seus engenhos fixes.</text:p>
              <text:p/>
              <text:p>“Talvez uma pequena viagem até me possa dar algumas ideias novas. Se eu for completamente honesto, as minhas últimas invenções não foram tão úteis como as primeiras...” ponderou Zangemann. “Mas as minhas máquinas de gelados são e continuarão a ser inigualáveis”, pensou logo a seguir, e não sem orgulho, ao passar por um grupo de pessoas a comerem gelado de coco, o sabor do dia.</text:p>
            </draw:text-box>
          </draw:frame>
        </presentation:notes>
      </draw:page>
      <draw:page draw:name="page8" draw:style-name="dp1" draw:master-page-name="Sub_20_Headline" presentation:presentation-page-layout-name="AL1T1">
        <office:forms form:automatic-focus="false" form:apply-design-mode="false"/>
        <draw:frame presentation:style-name="pr1"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draw:mime-type="image/png">
            <text:p/>
          </draw:image>
        </draw:frame>
        <draw:frame draw:style-name="gr1" draw:text-style-name="P1" draw:layer="layout" svg:width="15.315cm" svg:height="15.749cm" svg:x="12.685cm" svg:y="-0.319cm">
          <draw:image xlink:href="../images/ada-p15.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9" draw:layer="layout" svg:width="16.799cm" svg:height="6.163cm" svg:x="2.1cm" svg:y="14.107cm" presentation:class="notes" presentation:user-transformed="true">
            <draw:text-box>
              <text:p>Estava completamente absorto nestes seus pensamentos quando, de repente - BAM! algo choca contra a sua canela.</text:p>
              <text:p/>
              <text:p>Zangemann gritou e olhou em redor à procura da causa. Uma criança assustada estava à sua frente, com um skate original de Zangemann debaixo do braço. “Desculpa, não queria fazer isso”, gaguejou a criança, mas Zangemann nem estava a ouvir.</text:p>
              <text:p/>
              <text:p>Um Zangemann zangado afastou-se a coxear. De repente, ouviu música alta. Nunca antes tinha ouvido algo tão horrível. Olhou em volta e viu que a música vinha de um altifalante que ele próprio tinha construído. Uma criança do outro lado da rua estava a segurá-lo. A criança parecia gostar da música, mas esta dava a Zangemann uma terrível dor de cabeça e o seu humor piorou. Não fora assim que ele imaginara o seu passeio!</text:p>
            </draw:text-box>
          </draw:frame>
        </presentation:notes>
      </draw:page>
      <draw:page draw:name="page9" draw:style-name="dp1" draw:master-page-name="Sub_20_Headline" presentation:presentation-page-layout-name="AL1T1">
        <office:forms form:automatic-focus="false" form:apply-design-mode="false"/>
        <draw:g draw:style-name="gr5">
          <draw:frame draw:style-name="gr1" draw:text-style-name="P1" draw:layer="layout" svg:width="15.315cm" svg:height="15.749cm" svg:x="13.49cm" svg:y="0cm">
            <draw:image xlink:href="../images/ada-p17.png" xlink:type="simple" xlink:show="embed" xlink:actuate="onLoad" draw:mime-type="image/png">
              <text:p/>
            </draw:image>
          </draw:frame>
          <draw:frame draw:style-name="gr1" draw:text-style-name="P1" draw:layer="layout" svg:width="15.315cm" svg:height="15.749cm" svg:x="-1.82cm" svg:y="0cm">
            <draw:image xlink:href="../images/ada-p16.png" xlink:type="simple" xlink:show="embed" xlink:actuate="onLoad" draw:mime-type="image/png">
              <text:p/>
            </draw:image>
          </draw:frame>
        </draw:g>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9" presentation:class="page"/>
          <draw:frame presentation:style-name="pr6" draw:text-style-name="P2" draw:layer="layout" svg:width="16.799cm" svg:height="13.364cm" svg:x="2.1cm" svg:y="14.107cm" presentation:class="notes" presentation:user-transformed="true">
            <draw:text-box>
              <text:p>Zangemann estava furioso com as duas crianças. Como se atreviam a usar as suas invenções daquela maneira? Nessa noite, não conseguiu dormir, então sentou-se à frente do seu computador dourado. A partir daí, deu a todos os computadorzinhos nos skates um comando de que já não poderiam andar nos passeios. Ordenou aos pequenos computadores nos altifalantes que só tocassem música em volume baixo, exceptuando a sua música preferida, que ligou imediatamente para ficar mais bem-disposto.</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draw:mime-type="image/png">
            <text:p/>
          </draw:image>
        </draw:frame>
        <draw:frame draw:style-name="gr1" draw:text-style-name="P1" draw:layer="layout" svg:width="15.315cm" svg:height="15.749cm" svg:x="0cm" svg:y="-0.084cm">
          <draw:image xlink:href="../images/ada-p18.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0" presentation:class="page"/>
          <draw:frame presentation:style-name="pr10" draw:layer="layout" svg:width="16.799cm" svg:height="9.007cm" svg:x="2.1cm" svg:y="14.107cm" presentation:class="notes" presentation:user-transformed="true">
            <draw:text-box>
              <text:p>No dia seguinte, houve uma grande agitação na escola da Ada. No caminho para a escola, os skates dos miúdos deixaram de funcionar. As rodas simplesmente ficaram paradas. E as crianças já não conseguiam aumentar o volume dos seus altifalantes. O que é que se passava?</text:p>
              <text:p/>
              <text:p>Embora não fosse dona de nenhuma dessas coisas, a Ada perguntava-se porque é que os skates e os altifalantes teriam deixado de funcionar de repente. Mas não tinha tempo para pensar muito sobre isso, porque andava a reformular coisas de novo. Montou uma bicicleta completa com as peças de três bicicletas avariadas. Deu a bicicleta à mãe de presente, para que ela não tivesse de gastar o seu dinheiro em bilhetes de autocarro para ir trabalhar. Para o seu irmão, Ada construiu um autifalante para que ele pudesse adormecer ao som de histórias bonitas à noite, enquanto a mãe não chegava do trabalho.</text:p>
              <text:p/>
              <text:p>Passados alguns dias, o choque inicial na escola da Ada foi esquecido. Os skates ainda não andavam no passeio, mas, afora isso, continuavam a funcionar. E assim, agora, as crianças andavam em círculos à volta do parque infantil e ouviam música suavemente. Apenas uma estranha, pomposa música de marcha continuava a tocar num volume inalterado, o que as crianças acharam bastante intrigante.</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office:forms form:automatic-focus="false" form:apply-design-mode="false"/>
          <draw:frame presentation:style-name="pr11" draw:layer="layout" svg:width="16.799cm" svg:height="11.851cm" svg:x="2.101cm" svg:y="14.107cm">
            <draw:text-box>
              <text:p>A Ada adorava as quartas-feiras. Todas as quartas-feiras, a sua mãe e o Alan iam buscá-la à escola e iam todos juntos à biblioteca. A Ada era sempre atraída pela secção de tecnologia. Havia livros com projectos, instruções para experiências e explicações sobre o funcionamento de diferentes aparelhos. Na biblioteca, Ada também podia aceder à Internet com o seu telemóvel. Ela rapidamente percebeu que também havia muito para descobrir na rede. Lá, muitas pessoas partilhavam as suas ideias e dicas de reparação para ajudar os outros.</text:p>
              <text:p/>
              <text:p>Numa dessas tardes, Ada aprendeu duas novas palavras: hardware e software. Hardware era uma palavra para algo que Ada já conhecia: os dispositivos electrónicos com que ela mexia depois da escola, ou aqueles dispositivos que podia segurar nas mãos e tentar arranjar ou transformar noutra coisa.</text:p>
              <text:p>O que era completamente novo para Ada era a palavra software. Rapidamente aprendeu que significava instruções que eram executadas num computador para controlar outros dispositivos ou computadores. Alguns livros chamavam a essas instruções, programas ou código. Com esse programa de computador, podia-se, por exemplo, dizer a um altifalante que música tocar e a que volume.</text:p>
              <text:p/>
              <text:p>A melhor coisa da nova descoberta de Ada foi perceber que ela podia mexer no software tal como podia mexer no hardware. O hardware é construído com ferramentas - martelos, berbequins e parafusos. O software é construído simplesmente escrevendo os comandos para o hardware, um após o outro. Havia uma linguagem própria para isso - a linguagem de programação. Com o software, Ada podia tornar as suas invenções ainda mais úteis. Ela queria mesmo aprender a linguagem de programação!</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draw:frame presentation:style-name="pr1"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draw:mime-type="image/png">
            <text:p/>
          </draw:image>
        </draw:frame>
        <presentation:notes draw:style-name="dp2">
          <draw:page-thumbnail draw:style-name="gr3" draw:layer="layout" svg:width="0.001cm" svg:height="0.001cm" svg:x="0cm" svg:y="2.257cm" draw:page-number="12" presentation:class="page"/>
          <draw:frame presentation:style-name="pr11" draw:layer="layout" svg:width="16.799cm" svg:height="12.325cm" svg:x="2.1cm" svg:y="14.107cm" presentation:class="notes" presentation:user-transformed="true">
            <draw:text-box>
              <text:p>Nas semanas seguintes, Ada passou as tardes na biblioteca.</text:p>
              <text:p>Encontrou livros e sítios na World Wide Web que explicavam como as linguagens de programação e o código funcionavam. Para Ada, era um pouco como aprender uma língua secreta, ou como estudar vocabulário na escola. Ada estava a adorar tudo. Ela esperava que o seu primeiro programa fizesse algo simples: “Fazer esta lâmpada piscar!”</text:p>
              <text:p/>
              <text:p>Claro que queria experimentar logo o seu programa para ver se funcionava mesmo. No ferro-velho, ligou o telemóvel a uma pequena lâmpada LED. Depois, digitou as linhas de código no telemóvel.</text:p>
              <text:p/>
              <text:p>No início, nada aconteceu. Ada ficou a pensar onde poderia estar o erro. Fez algumas pequenas alterações e tentou novamente e... “Sim!“ A luzinha começou a piscar. Ligada, desligada, ligada, desligada. Ada olhou para o LED com espanto. Ela tinha escrito o seu primeiro programa!</text:p>
              <text:p/>
              <text:p>Ada estava mesmo entusiasmada. Imaginou todas as coisas fantásticas que poderia fazer. Se introduzisse o código certo, poderia fazer com que as suas invenções fizessem exatamente o que o que ela queria. Não foi assim tão fácil, mas após algumas semanas, Ada escreveu um programa verdadeiramente útil: um programa que fazia com que os altifalantes do Alan se desligassem automaticamente meia hora depois de ele ter adormecido.</text:p>
              <text:p/>
              <text:p>Ada também tinha uma ideia para o próximo programa que iria escrever. Era um projeto maior, um projeto a sério. Provavelmente precisaria das férias de Verão todas para o desenvolver... E ela mal podia esperar!</text:p>
            </draw:text-box>
          </draw:frame>
        </presentation:notes>
      </draw:page>
      <draw:page draw:name="page13" draw:style-name="dp1" draw:master-page-name="Sub_20_Headline" presentation:presentation-page-layout-name="AL1T1">
        <draw:frame draw:style-name="gr1" draw:text-style-name="P1" draw:layer="layout" svg:width="15.384cm" svg:height="15.273cm" svg:x="7.616cm" svg:y="0.392cm">
          <draw:image xlink:href="../images/ada-p24.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3" presentation:class="page"/>
          <draw:frame presentation:style-name="pr10" draw:layer="layout" svg:width="16.799cm" svg:height="9.007cm" svg:x="2.1cm" svg:y="14.107cm" presentation:class="notes" presentation:user-transformed="true">
            <draw:text-box>
              <text:p>Zangemann dormira horrivelmente todas as noites desde o seu terrível passeio na cidade. Quando se deitava, as preocupações atormentavam-no. “Oh não, as minhas magníficas invenções. Não pode ser que toda a gente brinque com elas. A quantidade de coisas que podem correr mal! Eu pensei tanto em tudo, até ao último pormenor.” Zangemann reflectiu, reflectiu e remexeu-se na cama, sem dormir, durante toda a noite.</text:p>
              <text:p/>
              <text:p>Uma manhã, ao acordar com as sobrancelhas franzidas, tomou uma decisão. As coisas tinham de mudar. Zangemann sentou-se ao computador e escreveu um programa atrás de outro. Nestes programas, especificava exatamente o que as suas invenções deveriam fazer e o que não deveriam fazer em circunstância alguma. O caos tinha de acabar!</text:p>
              <text:p/>
              <text:p>Quando terminou, enviou todos os novos programas do seu computador dourado para os aparelhos das pessoas. Ordenou aos seus altifalantes que tocassem apenas a sua música favorita sempre que estivessem ao alcance dos seus ouvidos. Programou as máquinas de gelados para que deixassem de vender gelados à tarde. Afinal, ele não queria que as suas roupas caras ficassem manchadas de gelado enquanto andava a passear. Sentou-se ao computador durante todo o dia e dactilografou, e dactilografou e dactilografou...</text:p>
            </draw:text-box>
          </draw:frame>
        </presentation:notes>
      </draw:page>
      <draw:page draw:name="page14" draw:style-name="dp1" draw:master-page-name="Sub_20_Headline" presentation:presentation-page-layout-name="AL1T1">
        <draw:frame draw:style-name="gr1" draw:text-style-name="P1" draw:layer="layout" svg:width="14.6cm" svg:height="15.12cm" svg:x="6.7cm" svg:y="0cm">
          <draw:image xlink:href="../images/ada-p27.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12" draw:layer="layout" svg:width="16.799cm" svg:height="9.955cm" svg:x="2.1cm" svg:y="14.107cm" presentation:class="notes" presentation:user-transformed="true">
            <draw:text-box>
              <text:p>As férias de verão já iam em mais de metade. A Ada estava em frente ao seu grande projeto e coçava a cabeça. Ela tinha construído um skate com peças velhas e depois ligou um motor para fazer as rodas rodarem. Com um skate motorizado, a Ada podia ir mais depressa para a biblioteca ou para a sucata depois da escola. Super prático! Mas não funcionava. Quando ela se punha em cima dele e carregava no botão as rodas mexiam-se, mas demasiado depressa. A Ada caía do skate sempre que arrancava. Por mais que tentasse, não conseguia acertar.</text:p>
              <text:p/>
              <text:p>Depois de cair pela centésima vez, voltou para a biblioteca. Era lá que encontrava sempre as respostas às suas perguntas. E, de facto, na Internet, encontrou um programa que alguém tinha escrito para uma trotinete eléctrica que também precisava de arrancar lentamente. Ada descarregou-o para o seu telemóvel.</text:p>
              <text:p/>
              <text:p>De volta à sucata, adaptou algumas linhas de código para o seu programa de skate. Ajustou algumas coisas e continuou a mexer.</text:p>
              <text:p/>
              <text:p>Várias tentativas falhadas mais tarde, no último dia das férias de Verão, tinha finalmente chegado o momento. Ada pôs-se em cima do skate e premiu o botão Go! O skate começou a mover-se, primeiro lentamente, depois mais depressa. Funcionou! Ela tentou travar. Funcionou! A Ada deixou escapar um grito de alegria e foi passear para o parque.</text:p>
            </draw:text-box>
          </draw:frame>
        </presentation:notes>
      </draw:page>
      <draw:page draw:name="page15" draw:style-name="dp1" draw:master-page-name="Sub_20_Headline" presentation:presentation-page-layout-name="AL1T1">
        <draw:frame draw:style-name="gr1" draw:text-style-name="P1" draw:layer="layout" svg:width="15.315cm" svg:height="15.749cm" svg:x="-2.24cm" svg:y="-0.11cm">
          <draw:image xlink:href="../images/ada-p28.png" xlink:type="simple" xlink:show="embed" xlink:actuate="onLoad" draw:mime-type="image/png">
            <text:p/>
          </draw:image>
        </draw:frame>
        <draw:frame draw:style-name="gr1" draw:text-style-name="P1" draw:layer="layout" svg:width="15.315cm" svg:height="15.749cm" svg:x="12.68cm" svg:y="-0.11cm">
          <draw:image xlink:href="../images/ada-p29.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5" presentation:class="page"/>
          <draw:frame presentation:style-name="pr5" draw:layer="layout" svg:width="16.799cm" svg:height="8.059cm" svg:x="2.1cm" svg:y="14.107cm" presentation:class="notes" presentation:user-transformed="true">
            <draw:text-box>
              <text:p>Quando a Ada foi para a escola com o seu skate no primeiro dia de regresso após as férias de Verão, as outras crianças ficaram espantadas. Durante o recreio, os colegas da Ada rodearam-na curiosos.</text:p>
              <text:p/>
              <text:p>“Como é que consegues andar de skate no passeio?”, perguntaram.</text:p>
              <text:p/>
              <text:p>Ada pensou por um momento e depois disse: “Acho que não são os vossos skates, mas mas sim o software neles contido. Provavelmente está programado no software que os skates não podem andar no passeio. Mas isso pode ser alterado!”</text:p>
              <text:p/>
              <text:p>Nessa noite, Ada testou a sua teoria no skate do seu colega Toni. Trabalhou em segredo durante quase toda a noite e, no dia seguinte, o Toni podia andar de novo no passeio. Infelizmente, o seu skate já não conseguia fazer os sons que os seus pais tinham comprado a Zangemann. Em vez disso, de 10 em 10 minutos, fazia um barulho estranho que parecia um arroto prolongado. Ada sabia que pequenos erros como esse podiam aparecer nos programas a toda a hora. Mas o skate que arrotava do Toni era de facto muito engraçado.</text:p>
            </draw:text-box>
          </draw:frame>
        </presentation:notes>
      </draw:page>
      <draw:page draw:name="page16" draw:style-name="dp1" draw:master-page-name="Sub_20_Headline" presentation:presentation-page-layout-name="AL1T1">
        <office:forms form:automatic-focus="false" form:apply-design-mode="false"/>
        <draw:g draw:style-name="gr5">
          <draw:frame draw:style-name="gr1" draw:text-style-name="P1" draw:layer="layout" svg:width="14cm" svg:height="14.4cm" svg:x="14cm" svg:y="1.15cm">
            <draw:image xlink:href="../images/ada-p31.png" xlink:type="simple" xlink:show="embed" xlink:actuate="onLoad" draw:mime-type="image/png">
              <text:p/>
            </draw:image>
          </draw:frame>
          <draw:frame draw:style-name="gr1" draw:text-style-name="P1" draw:layer="layout" svg:width="14cm" svg:height="14.4cm" svg:x="0cm" svg:y="1.15cm">
            <draw:image xlink:href="../images/ada-p30.png" xlink:type="simple" xlink:show="embed" xlink:actuate="onLoad" draw:mime-type="image/png">
              <text:p/>
            </draw:image>
          </draw:frame>
        </draw:g>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6" presentation:class="page"/>
          <draw:frame presentation:style-name="pr6" draw:text-style-name="P2" draw:layer="layout" svg:width="16.799cm" svg:height="13.364cm" svg:x="2.1cm" svg:y="14.107cm" presentation:class="notes" presentation:user-transformed="true">
            <draw:text-box>
              <text:p>Cada vez mais crianças começaram a visitar a Ada no ferro-velho depois da escola, e ela ajudava-as a reescrever os programas nos seus skates. Alguns dos seus colegas de turma andavam muito entusiasmados com esta nova descoberta. Era inacreditável o que se podia fazer com código de software! Eles queriam aprender tudo o que a Ada sabia sobre linguagens de programação e, em breve, estavam a andar os seus skates novamente, onde quer que quisessem.</text:p>
            </draw:text-box>
          </draw:frame>
        </presentation:notes>
      </draw:page>
      <draw:page draw:name="page17" draw:style-name="dp1" draw:master-page-name="Sub_20_Headline" presentation:presentation-page-layout-name="AL1T1">
        <office:forms form:automatic-focus="false" form:apply-design-mode="false"/>
        <draw:frame presentation:style-name="pr1" draw:layer="layout" svg:width="25.199cm" svg:height="0.082cm" svg:x="1.47cm" svg:y="-0.547cm" presentation:class="title" presentation:user-transformed="true">
          <draw:text-box>
            <text:p>y</text:p>
          </draw:text-box>
        </draw:frame>
        <draw:g draw:style-name="gr5">
          <draw:frame draw:style-name="gr1" draw:text-style-name="P1" draw:layer="layout" svg:width="14cm" svg:height="14.4cm" svg:x="0cm" svg:y="0cm">
            <draw:image xlink:href="../images/ada-p32.png" xlink:type="simple" xlink:show="embed" xlink:actuate="onLoad" draw:mime-type="image/png">
              <text:p/>
            </draw:image>
          </draw:frame>
          <draw:frame draw:style-name="gr1" draw:text-style-name="P1" draw:layer="layout" svg:width="14cm" svg:height="14.4cm" svg:x="14cm" svg:y="0cm">
            <draw:image xlink:href="../images/ada-p33.png" xlink:type="simple" xlink:show="embed" xlink:actuate="onLoad" draw:mime-type="image/png">
              <text:p/>
            </draw:image>
          </draw:frame>
        </draw:g>
        <presentation:notes draw:style-name="dp2">
          <draw:page-thumbnail draw:style-name="gr3" draw:layer="layout" svg:width="0.001cm" svg:height="0.001cm" svg:x="0cm" svg:y="2.257cm" draw:page-number="17" presentation:class="page"/>
          <draw:frame presentation:style-name="pr4" draw:layer="layout" svg:width="16.799cm" svg:height="8.059cm" svg:x="2.1cm" svg:y="14.107cm" presentation:class="notes" presentation:user-transformed="true">
            <draw:text-box>
              <text:p>Mas isso não era tudo. Com o software, podiam dar aos seus skates funcionalidades novas e fixes. A Marie instalou luzes LED coloridas na sua prancha que se iluminavam com cores diferentes consoante a velocidade. O Konrad incorporou umas hélices antigas no seu skate para ganhar mais velocidade.</text:p>
              <text:p/>
              <text:p>A Ada, o Toni, a Marie e o Konrad passaram muitas tardes no ferro-velho. Chegaram mesmo a montar uma verdadeira oficina onde podiam afinar os seus programas durante horas, ouvindo sempre a música dos altifalantes que a Ada tinha construído para o Alan.</text:p>
              <text:p/>
              <text:p>“Os altifalantes do teu irmão são muito mais altos do que os nossos”, comentou o Toni, que estava ocupado a colocar um velocímetro no seu capacete.</text:p>
              <text:p>“Tenho a certeza que isso também se deve ao software”, disse a Marie.</text:p>
              <text:p/>
              <text:p>Juntos, mudaram o software dos altifalantes também. Depois colocaram o volume da música o mais alto possível e dançaram juntos desvairadamente.</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18" presentation:class="page"/>
          <draw:frame presentation:style-name="pr13" draw:layer="layout" svg:width="16.799cm" svg:height="9.481cm" svg:x="2.1cm" svg:y="14.107cm" presentation:class="notes" presentation:user-transformed="true">
            <draw:text-box>
              <text:p>Todos os dias, Ada e os seus amigos faziam planos para a tarde. A partir de uma máquina de gelados avariada, construíram uma nova que podia fazer gelados de todas as formas e cores imagináveis. Comeram gelados quadrados, em forma de coração e até em forma de pirâmide, bem como de morango, de framboesa e de arco íris, todos com crocantes pepitas caramelizadas muito melhores do que as variedades das máquinas do Zangemann.</text:p>
              <text:p/>
              <text:p>Por vezes, até podiam ajudar os adultos. O Toni reprogramou a máquina de engomar do seu pai pai para que também pudesse voltar a passar gravatas - Zangemann tinha proibido as máquinas de o fazerem porque fugia das gravatas como da peste. Para a motorista do autocarro, construíram um sistema de rega automático com mangueiras velhas e um computador para para que as suas plantas não morressem de sede nos dias de Verão. E ajudaram o funcionário da escola a modificar o seu aspirador para que reconhecesse automaticamente os brinquedos e não os aspirasse.</text:p>
              <text:p/>
              <text:p>Algumas coisas foram construídas apenas por diversão, como a máquina de puns que colocaram na cadeira da professora de matemática. Sempre que a Sra. Gernet se sentava, a máquina tocava um pequeno som de um pum. A professora repreendia-os, mas a Ada tinha a certeza de que ela sorria secretamente um bocadinho de cada vez.</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5" draw:layer="layout" svg:width="16.799cm" svg:height="7.111cm" svg:x="2.1cm" svg:y="14.107cm" presentation:class="notes" presentation:user-transformed="true">
            <draw:text-box>
              <text:p>Um dia, Zangemann reparou que alguns computadores já não obedeciam aos seus comandos de programação. Em choque e a fumegar de raiva, telefonou ao presidente. Com uma voz trémula, Zangemann gritou: “Alguém está a reescrever os programas dos meus aparelhos. Isso não pode acontecer; afinal de contas, são invenções minhas. É demasiado perigoso se toda a gente puder fazer o que quiser com os computadores. Têm de fazer uma lei contra isso!”</text:p>
              <text:p/>
              <text:p>O presidente não queria irritar Zangemann. Todos os computadores do governo tinham sido programados por Zangemann. Sem os computadores, o governo não seria capaz de gerir o país. De maneira que eles aprovaram uma lei tal como Zangemann pedira:</text:p>
              <text:p/>
              <text:p>“Todos os computadores que não ouvem Zangemann são banidos. Qualquer pessoa que reprogramar os aparelhos de Zangemann será multada em 500.000 moedas de ouro!”</text:p>
            </draw:text-box>
          </draw:frame>
        </presentation:notes>
      </draw:page>
      <draw:page draw:name="page20" draw:style-name="dp1" draw:master-page-name="Sub_20_Headline" presentation:presentation-page-layout-name="AL1T1">
        <office:forms form:automatic-focus="false" form:apply-design-mode="false"/>
        <draw:g draw:style-name="gr5">
          <draw:frame draw:style-name="gr1" draw:text-style-name="P1" draw:layer="layout" svg:width="14.833cm" svg:height="15.749cm" svg:x="14.83cm" svg:y="-0.15cm">
            <draw:image xlink:href="../images/ada-p39.png" xlink:type="simple" xlink:show="embed" xlink:actuate="onLoad" draw:mime-type="image/png">
              <text:p/>
            </draw:image>
          </draw:frame>
          <draw:frame draw:style-name="gr1" draw:text-style-name="P1" draw:layer="layout" svg:width="14.833cm" svg:height="15.749cm" svg:x="0cm" svg:y="-0.149cm">
            <draw:image xlink:href="../images/ada-p38.png" xlink:type="simple" xlink:show="embed" xlink:actuate="onLoad" draw:mime-type="image/png">
              <text:p/>
            </draw:image>
          </draw:frame>
        </draw:g>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0" presentation:class="page"/>
          <draw:frame presentation:style-name="pr6" draw:text-style-name="P2" draw:layer="layout" svg:width="16.799cm" svg:height="13.364cm" svg:x="2.1cm" svg:y="14.107cm" presentation:class="notes" presentation:user-transformed="true">
            <draw:text-box>
              <text:p>Quando a Ada e os seus amigos ouviram isto, ficaram furiosos. “Isto é injusto”, disseram. “Nós próprios reconstruímos e reprogramámos os nossos skates. Estão muito melhores agora. Não vamos deixar que ninguém nos tire isso!”</text:p>
              <text:p/>
              <text:p>Reuniram-se em frente a uma das suas máquinas de gelados reconstruídas e discutiram a situação. Era evidente que era preciso fazer alguma coisa em relação à nova lei e traçaram um plano...</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30.2cm" svg:height="15.53cm" svg:x="-1.1cm" svg:y="0cm">
          <draw:image xlink:href="../images/ada-p40-41.png" xlink:type="simple" xlink:show="embed" xlink:actuate="onLoad" draw:mime-type="image/png">
            <text:p/>
          </draw:image>
        </draw:frame>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1" presentation:class="page"/>
          <draw:frame presentation:style-name="pr14" draw:layer="layout" svg:width="16.799cm" svg:height="18.013cm" svg:x="2.1cm" svg:y="14.107cm" presentation:class="notes" presentation:user-transformed="true">
            <draw:text-box>
              <text:p>No dia seguinte, não foram à escola. Em vez disso, dirigiram-se com os seus skates até ao edifício do parlamento, com grandes cartazes de protesto debaixo do braço, e sentaram-se em frente ao edifício. Na noite anterior, tinham colocado luzes LED em alguns dos cartazes, que agora estavam a piscar intensamente. Ligaram os seus altifalantes uns aos outros para que todos na rua pudessem ouvir o que estavam a dizer. Alguns transeuntes pararam e perguntaram às crianças sobre o que se estavam a manifestar. “Pela liberdade de software!”, responderam em uníssono e contaram a sua história aos adultos. Impressionados, os adultos concordaram com a cabeça e o presidente também olhou com curiosidade para os seus cartazes enquanto se aproximava do edifício.</text:p>
              <text:p/>
              <text:p>No dia seguinte, Ada e os seus amigos sentaram-se novamente em frente ao edifício do parlamento, desta vez, com apoio. Vieram alguns colegas cujos skates Ada tinha reprogramado. O pai do Toni e outros pais e adultos também quiseram apoiar o protesto. Acharam os aparelhos das crianças muito úteis.</text:p>
              <text:p/>
              <text:p>A cada dia que passava, mais e mais crianças e adultos se juntaram ao protesto. A condutora do autocarro que eles tinham ajudado apareceu no seu autocarro. Ela buzina alto para atrair ainda mais pessoas para o protesto. O funcionário da escola trouxe alguns amigos, e o pai do Toni trouxe os colegas do trabalho, todos com as gravatas perfeitamente engomadas. Até a Sra. Gernet veio. A multidão cresceu e, passadas algumas semanas, havia protestos não só na cidade da Ada, mas também em muitas outras cidades do país.</text:p>
              <text:p/>
              <text:p>A Ada protestou em frente ao edifício do parlamento todas as semanas, mesmo debaixo de chuva torrencial. Num desses dias de chuva, quando o Presidente passou pelo grupo de crianças molhadas a pingar, não pôde deixar de admirar a sua teimosia. Perguntou a Ada: “Porque é que se sentam aqui todos os dias? O que é que querem alcançar?” Ada respondeu: “Queremos determinar por nós próprios o que podemos e não podemos fazer com os nossos computadores”. Os seus amigos gritaram em uníssono: “Não destruam a nossa tecnologia! Não destruam a nossa tecnologia!” e “Queremos o código! Queremos o código!”</text:p>
              <text:p/>
              <text:p>O Presidente olhou para os rostos determinados das crianças. Honestamente, ele também queria decidir por si próprio o que o governo podia e não podia fazer com os seus computadores. Mas ele não percebia nada de computadores nem de código, pelo que sempre deixara isso para o Zangemann. Absorto nos seus pensamentos, o presidente entrou no edifício.</text:p>
            </draw:text-box>
          </draw:frame>
        </presentation:notes>
      </draw:page>
      <draw:page draw:name="page22" draw:style-name="dp1" draw:master-page-name="Sub_20_Headline" presentation:presentation-page-layout-name="AL1T1">
        <office:forms form:automatic-focus="false" form:apply-design-mode="false"/>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1" draw:text-style-name="P1" draw:layer="layout" svg:width="17cm" svg:height="17.48cm" svg:x="-6cm" svg:y="-2cm">
          <draw:image xlink:href="../images/ada-p42.png" xlink:type="simple" xlink:show="embed" xlink:actuate="onLoad" draw:mime-type="image/png">
            <text:p/>
          </draw:image>
        </draw:frame>
        <draw:frame draw:style-name="gr1" draw:text-style-name="P1" draw:layer="layout" svg:width="17cm" svg:height="17.48cm" svg:x="11cm" svg:y="-2cm">
          <draw:image xlink:href="../images/ada-p43.png" xlink:type="simple" xlink:show="embed" xlink:actuate="onLoad" draw:mime-type="image/png">
            <text:p/>
          </draw:image>
        </draw:frame>
        <presentation:notes draw:style-name="dp2">
          <draw:page-thumbnail draw:style-name="gr3" draw:layer="layout" svg:width="0.001cm" svg:height="0.001cm" svg:x="0cm" svg:y="2.257cm" draw:page-number="22" presentation:class="page"/>
          <draw:frame presentation:style-name="pr15" draw:layer="layout" svg:width="16.799cm" svg:height="13.273cm" svg:x="2.1cm" svg:y="14.107cm" presentation:class="notes" presentation:user-transformed="true">
            <draw:text-box>
              <text:p>No dia seguinte, o presidente convidou a Ada e os seus amigos a entrar. “Nós também queremos ser responsáveis pelo nosso software. Para que isso seja verdade, o governo deve ser independente de Zangemann. Podem dizer-me o que sabem sobre programas de computador?”, perguntou-lhes. Com entusiasmo, explicaram-lhe como funciona o software e o que se pode fazer com ele. O presidente ficou impressionado.</text:p>
              <text:p/>
              <text:p>Com este novo conhecimento, o governo seria capaz de conceber o seu próprio software, da forma que quisesse - desde raíz e sem o Zangemann. Imediatamente, o presidente chamou os seus conselheiros. Num grande grupo, discutiram com as crianças tudo o que poderiam mudar e melhorar no software.</text:p>
              <text:p/>
              <text:p>Nessa noite, as crianças foram para casa orgulhosas e satisfeitas. Finalmente aconteceu! O seu longo protesto valera a pena.</text:p>
              <text:p/>
              <text:p>Na manhã seguinte, o telefone do presidente tocou muito cedo. Era o Zangemann. Estava mais zangado do que nunca. “Sem mim, os computadores do governo deixarão de funcionar”, ameaçou. Mas o presidente manteve a chamada curta e desligou rapidamente. O telefone tocou muitas mais vezes nesse dia, mas as chamadas de Zangemann ficaram sem resposta. O presidente sentou-se numa reunião com Ada, Toni, Marie, Konrad e os peritos do Governo.</text:p>
              <text:p/>
              <text:p>Nos dias que se seguiram, conversaram de manhã à noite e conceberam os seus primeiros programas para os computadores do governo. Já não eram incomodados pelas chamadas de Zangemann. Toni teve a boa ideia de reprogramar os telefones. Quando Zangemann ligava, só ouvia uma gravação automática: “O governo apenas pretende utilizar software que possa usar, estudar, partilhar e melhorar livremente. Obrigado por telefonar”.</text:p>
            </draw:text-box>
          </draw:frame>
        </presentation:notes>
      </draw:page>
      <draw:page draw:name="page23" draw:style-name="dp1" draw:master-page-name="Sub_20_Headline" presentation:presentation-page-layout-name="AL1T1">
        <office:forms form:automatic-focus="false" form:apply-design-mode="false"/>
        <draw:g draw:style-name="gr5">
          <draw:frame draw:style-name="gr1" draw:text-style-name="P1" draw:layer="layout" svg:width="16.44cm" svg:height="14cm" svg:x="9.32cm" svg:y="2.217cm">
            <draw:image xlink:href="../images/ada-p45.png" xlink:type="simple" xlink:show="embed" xlink:actuate="onLoad" draw:mime-type="image/png">
              <text:p/>
            </draw:image>
          </draw:frame>
          <draw:frame draw:style-name="gr1" draw:text-style-name="P1" draw:layer="layout" svg:width="7.08cm" svg:height="14cm" svg:x="2.24cm" svg:y="2.217cm">
            <draw:image xlink:href="../images/ada-p44.png" xlink:type="simple" xlink:show="embed" xlink:actuate="onLoad" draw:mime-type="image/png">
              <text:p/>
            </draw:image>
          </draw:frame>
        </draw:g>
        <draw:frame presentation:style-name="pr1"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draw:mime-type="image/png">
            <text:p/>
          </draw:image>
        </draw:frame>
        <presentation:notes draw:style-name="dp2">
          <draw:page-thumbnail draw:style-name="gr3" draw:layer="layout" svg:width="0.001cm" svg:height="0.001cm" svg:x="0cm" svg:y="2.257cm" draw:page-number="23" presentation:class="page"/>
          <draw:frame presentation:style-name="pr16" draw:layer="layout" svg:width="16.799cm" svg:height="3.793cm" svg:x="2.1cm" svg:y="14.107cm" presentation:class="notes" presentation:user-transformed="true">
            <draw:text-box>
              <text:p>Assim, após muitas semanas de protestos e de discussões, chegara finalmente o momento:</text:p>
              <text:p>aboliram a antiga lei Zangemann! Em vez disso, o governo anunciou:</text:p>
              <text:p/>
              <text:p>“Toda a gente pode programar os seus próprios computadores, desde que cumpra as outras leis”.</text:p>
              <text:p/>
              <text:p>Para além disso, foi introduzida uma nova disciplina escolar: hardware e software.</text:p>
            </draw:text-box>
          </draw:frame>
        </presentation:notes>
      </draw:page>
      <draw:page draw:name="page24" draw:style-name="dp1" draw:master-page-name="Sub_20_Headline" presentation:presentation-page-layout-name="AL1T1">
        <office:forms form:automatic-focus="false" form:apply-design-mode="false"/>
        <draw:frame presentation:style-name="pr1" draw:layer="layout" svg:width="25.199cm" svg:height="0.082cm" svg:x="1.47cm" svg:y="-0.547cm" presentation:class="title" presentation:user-transformed="true">
          <draw:text-box>
            <text:p>y</text:p>
          </draw:text-box>
        </draw:frame>
        <draw:g draw:style-name="gr5">
          <draw:frame draw:style-name="gr1" draw:text-style-name="P1" draw:layer="layout" svg:width="14.7cm" svg:height="15.12cm" svg:x="-1cm" svg:y="0cm">
            <draw:image xlink:href="../images/ada-p46.png" xlink:type="simple" xlink:show="embed" xlink:actuate="onLoad" draw:mime-type="image/png">
              <text:p/>
            </draw:image>
          </draw:frame>
          <draw:frame draw:style-name="gr1" draw:text-style-name="P1" draw:layer="layout" svg:width="14.7cm" svg:height="15.12cm" svg:x="13.7cm" svg:y="0cm">
            <draw:image xlink:href="../images/ada-p47.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4" presentation:class="page"/>
          <draw:frame presentation:style-name="pr17" draw:layer="layout" svg:width="16.799cm" svg:height="4.267cm" svg:x="2.1cm" svg:y="14.107cm" presentation:class="notes" presentation:user-transformed="true">
            <draw:text-box>
              <text:p>Nessa noite, todos celebraram com uma grande festa. Ada, Alan, Toni, Marie, Konrad e outras crianças da escola e os seus pais; o presidente; a Sra. Gernet, a motorista do autocarro, o funcionário da escola - todos estavam lá. Decoraram as ruas, ouviram música alta e comeram gelado, tanto quanto quiseram, e de todas as formas e cores imagináveis.</text:p>
              <text:p/>
              <text:p>Enquanto os outros continuavam a festejar noite fora até tarde, Ada e os seus amigos escapuliram-se para a sua oficina. Já tinham muitas ideias para novas invenções. E queriam começar de imediato.</text:p>
            </draw:text-box>
          </draw:frame>
        </presentation:notes>
      </draw:page>
      <draw:page draw:name="page25" draw:style-name="dp1" draw:master-page-name="Sub_20_Headline" presentation:presentation-page-layout-name="AL1T1">
        <office:forms form:automatic-focus="false" form:apply-design-mode="false"/>
        <draw:frame presentation:style-name="pr1" draw:layer="layout" svg:width="25.199cm" svg:height="0.082cm" svg:x="1.47cm" svg:y="-0.547cm" presentation:class="title" presentation:user-transformed="true">
          <draw:text-box>
            <text:p>y</text:p>
          </draw:text-box>
        </draw:frame>
        <draw:g draw:style-name="gr5">
          <draw:frame draw:style-name="gr1" draw:text-style-name="P1" draw:layer="layout" svg:width="15.56cm" svg:height="16cm" svg:x="-2.56cm" svg:y="-0.7cm">
            <draw:image xlink:href="../images/ada-p48.png" xlink:type="simple" xlink:show="embed" xlink:actuate="onLoad" draw:mime-type="image/png">
              <text:p/>
            </draw:image>
          </draw:frame>
          <draw:frame draw:style-name="gr1" draw:text-style-name="P1" draw:layer="layout" svg:width="16cm" svg:height="16cm" svg:x="13cm" svg:y="-0.67cm">
            <draw:image xlink:href="../images/ada-p49.png" xlink:type="simple" xlink:show="embed" xlink:actuate="onLoad" draw:mime-type="image/png">
              <text:p/>
            </draw:image>
          </draw:frame>
        </draw:g>
        <presentation:notes draw:style-name="dp2">
          <office:forms form:automatic-focus="false" form:apply-design-mode="false"/>
          <draw:page-thumbnail draw:style-name="gr3" draw:layer="layout" svg:width="0.001cm" svg:height="0.001cm" svg:x="0cm" svg:y="2.257cm" draw:page-number="25" presentation:class="page"/>
          <draw:frame presentation:style-name="pr17" draw:layer="layout" svg:width="16.799cm" svg:height="4.267cm" svg:x="2.1cm" svg:y="14.107cm" presentation:class="notes" presentation:user-transformed="true">
            <draw:text-box>
              <text:p>E o Zangemann? Ninguém tem ouvido falar muito dele. Talvez ele ainda esteja sentado com raiva em frente ao seu computador dourado. Se calhar já não se atreve a sair à rua e talvez tenha fechado todas as janelas da sua mansão com tábuas para não ter de se preocupar com o que os outros estão a fazer com as suas invenções. Mas, se calhar, talvez ele também olhe para o mundo através do seu telescópio e veja o que as crianças estão a inventar todos os dias. Talvez então ele se recorde de como era divertido para ele mexer e experimentar também. E talvez, se calhar só talvez, ele coma gelado de framboesa em forma de pirâmide com pepitas caramelizadas de arco-íris.</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draw:mime-type="image/png">
            <text:p/>
          </draw:image>
        </draw:frame>
        <draw:frame draw:style-name="gr2" draw:text-style-name="P1" draw:layer="layout" svg:width="28.003cm" svg:height="0.257cm" svg:x="0cm" svg:y="15.529cm">
          <draw:image xlink:href="../00a-bottom-bar.png" xlink:type="simple" xlink:show="embed" xlink:actuate="onLoad" draw:mime-type="image/png">
            <text:p/>
          </draw:image>
        </draw:frame>
        <draw:frame draw:style-name="gr6" draw:text-style-name="P4" draw:layer="layout" svg:width="10.6cm" svg:height="1.432cm" svg:x="2.6cm" svg:y="13.6cm">
          <draw:text-box>
            <text:p text:style-name="P3"><text:span text:style-name="T1"><text:a xlink:href="https://ada.fsfe.org/" xlink:type="simple">https://ada.fsfe.org</text:a></text:span></text:p>
          </draw:text-box>
        </draw:frame>
        <draw:frame draw:style-name="gr7" draw:text-style-name="P1" draw:layer="layout" svg:width="6.463cm" svg:height="6.463cm" svg:x="4.669cm" svg:y="7.137cm">
          <draw:image xlink:href="../00b-qrcode.png" xlink:type="simple" xlink:show="embed" xlink:actuate="onLoad" draw:mime-type="image/png">
            <text:p/>
          </draw:image>
        </draw:frame>
        <draw:frame draw:style-name="gr8" draw:text-style-name="P6" draw:layer="layout" svg:width="13.4cm" svg:height="5.246cm" svg:x="1.2cm" svg:y="1cm">
          <draw:text-box>
            <text:p text:style-name="P5"><text:span text:style-name="T2">O livro “Ada &amp; Zangemann: Uma história de software, skates e gelado de framboesa” por Matthias Kirschner e Sandra Brandstätter, está licenciado sob “Creative Commons Attribution-ShareAlike 4.0 Internacional (CC BY-SA 4.0)”.</text:span></text:p>
            <text:p text:style-name="P5"><text:span text:style-name="T2"/></text:p>
            <text:p text:style-name="P5"><text:span text:style-name="T2"><text:a xlink:href="https://creativecommons.org/licenses/by-sa/4.0/deed.pt" xlink:type="simple">https://creativecommons.org/licenses/by-sa/4.0/deed.pt</text:a></text:span></text:p>
          </draw:text-box>
        </draw:frame>
        <presentation:notes draw:style-name="dp2">
          <office:forms form:automatic-focus="false" form:apply-design-mode="false"/>
          <draw:page-thumbnail draw:style-name="gr3" draw:layer="layout" svg:width="0.001cm" svg:height="0.001cm" svg:x="0cm" svg:y="2.257cm" draw:page-number="26" presentation:class="page"/>
          <draw:frame presentation:style-name="pr6" draw:text-style-name="P7" draw:layer="layout" svg:width="16.799cm" svg:height="13.364cm" svg:x="2.1cm" svg:y="14.107cm" presentation:class="notes" presentation:user-transformed="true">
            <draw:text-box>
              <text:p>The END</text:p>
              <text:p/>
              <text:p>Big applause for Sandra for those great illustrations!!!</text:p>
              <text:p/>
              <text:p>From this group Thanks to ......</text:p>
              <text:p/>
            </draw:text-box>
          </draw:frame>
          <draw:frame draw:style-name="gr9" draw:text-style-name="P8" draw:layer="layout" svg:width="16.799cm" svg:height="13.364cm" svg:x="2.101cm" svg:y="14.107cm">
            <draw:text-box>
              <text:p/>
            </draw:text-box>
          </draw:frame>
          <draw:frame draw:style-name="gr9" draw:text-style-name="P8" draw:layer="layout" svg:width="16.799cm" svg:height="13.364cm" svg:x="2.101cm" svg:y="14.107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Times New Roman'" style:font-family-generic="roman"/>
    <style:font-face style:name="Lohit Devanagari" svg:font-family="'Lohit Devanagari'" style:font-family-generic="roman" style:font-pitch="variable"/>
    <style:font-face style:name="Lohit Devanagari1" svg:font-family="'Lohit Devanagari'" style:font-family-generic="system" style:font-pitch="variable"/>
    <style:font-face style:name="Lohit Marathi" svg:font-family="'Lohit Marathi'"/>
    <style:font-face style:name="Lohit Marathi1" svg:font-family="'Lohit Marathi'" style:font-family-generic="system" style:font-pitch="variable"/>
    <style:font-face style:name="Lohit Marathi2" svg:font-family="'Lohit Marathi'" style:font-pitch="variable"/>
    <style:font-face style:name="Noto Sans" svg:font-family="'Noto Sans'" style:font-family-generic="roman" style:font-pitch="variable"/>
    <style:font-face style:name="Noto Sans CJK SC" svg:font-family="'Noto Sans CJK SC'" style:font-family-generic="roman" style:font-pitch="variable"/>
    <style:font-face style:name="Noto Sans CJK SC1" svg:font-family="'Noto Sans CJK SC'" style:font-family-generic="system" style:font-pitch="variable"/>
    <style:font-face style:name="Roboto" svg:font-family="Roboto"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2"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it" fo:country="IT" style:font-name-asian="DejaVu Sans" style:font-family-asian="'DejaVu Sans'" style:font-family-generic-asian="roman" style:font-pitch-asian="variable" style:font-size-asian="12pt" style:language-asian="it" style:country-asian="IT" style:font-name-complex="Lohit Marathi2"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3" fo:font-family="'Liberation Serif', 'Times New Roman'" style:font-family-generic="roman" fo:font-size="10pt" style:font-name-asian="Liberation Serif3" style:font-family-asian="'Liberation Serif', 'Times New Roman'" style:font-family-generic-asian="roman" style:font-name-complex="Liberation Serif3" style:font-family-complex="'Liberation Serif', 'Times New Roman'" style:font-family-generic-complex="roman" style:font-size-complex="10pt"/>
    </style:style>
    <style:style style:name="Indice" style:family="graphic">
      <style:paragraph-properties style:text-autospace="none"/>
      <style:text-properties style:font-name-complex="Lohit Marathi"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false"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loext:opacity="10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6pt" style:font-style-asian="normal" style:font-weight-asian="normal" style:font-name-complex="DejaVu Sans1"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loext:opacity="10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2pt"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false"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loext:opacity="10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1" style:font-family-asian="'DejaVu Sans'" style:font-family-generic-asian="system" style:font-pitch-asian="variable" style:font-size-asian="60pt" style:font-style-asian="normal" style:font-weight-asian="bold" style:font-name-complex="DejaVu Sans1"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pt" style:font-style-asian="normal" style:font-weight-asian="normal" style:font-name-complex="DejaVu Sans1"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loext:decorative="false"/>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FSFE_20_Title-title">
      <style:graphic-properties draw:auto-grow-height="false" fo:min-height="2.63cm" loext:decorative="false"/>
      <style:paragraph-properties style:writing-mode="lr-tb"/>
    </style:style>
    <style:style style:name="Mpr5" style:family="presentation" style:parent-style-name="FSFE_20_Title-outline1">
      <style:graphic-properties fo:min-height="9.135cm" loext:decorative="false"/>
      <style:paragraph-properties style:writing-mode="lr-tb"/>
    </style:style>
    <style:style style:name="Mpr6" style:family="presentation" style:parent-style-name="FSFE_20_Title-backgroundobjects">
      <style:graphic-properties draw:stroke="none" draw:fill="none" draw:fill-color="#ffffff" draw:auto-grow-height="false" fo:min-height="1.485cm" loext:decorative="false"/>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Sub_20_Headline-title">
      <style:graphic-properties draw:auto-grow-height="false" fo:min-height="2.63cm" loext:decorative="false"/>
      <style:paragraph-properties style:writing-mode="lr-tb"/>
    </style:style>
    <style:style style:name="Mpr9" style:family="presentation" style:parent-style-name="Sub_20_Headline-outline1">
      <style:graphic-properties fo:min-height="9.135cm" loext:decorative="false"/>
      <style:paragraph-properties style:writing-mode="lr-tb"/>
    </style:style>
    <style:style style:name="Mpr10" style:family="presentation" style:parent-style-name="Sub_20_Headline-backgroundobjects">
      <style:graphic-properties draw:stroke="none" draw:fill="none" draw:fill-color="#ffffff" draw:auto-grow-height="false" fo:min-height="1.485cm" loext:decorative="false"/>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text-properties fo:color="#808080" loext:opacity="100%" style:font-name="Roboto" fo:font-size="14pt" fo:language="de" fo:country="DE" style:font-size-asian="14pt" style:font-size-complex="14pt"/>
    </style:style>
    <style:style style:name="MP8" style:family="paragraph">
      <loext:graphic-properties draw:fill="none"/>
      <style:paragraph-properties fo:text-align="center"/>
    </style:style>
    <style:style style:name="MP9" style:family="paragraph">
      <loext:graphic-properties draw:fill="none" draw:fill-color="#ffffff"/>
      <style:text-properties fo:color="#808080" loext:opacity="10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style>
    <style:style style:name="MT3" style:family="text">
      <style:text-properties fo:color="#808080" loext:opacity="100%" style:font-name="Roboto" fo:font-size="14pt" fo:language="de" fo:country="DE" style:font-size-asian="14pt" style:font-size-complex="14pt"/>
    </style:style>
    <style:style style:name="MT4" style:family="text">
      <style:text-properties fo:color="#808080" loext:opacity="100%" style:text-outline="false" style:text-line-through-style="none" style:text-line-through-type="none" style:text-position="0% 100%" style:font-name="Roboto" fo:font-size="14pt" fo:language="de" fo:country="DE" fo:font-style="normal" fo:text-shadow="none" style:text-underline-style="none" fo:font-weight="bold" style:font-name-asian="DejaVu Sans" style:font-size-asian="14pt" style:font-style-asian="normal" style:font-weight-asian="bold" style:font-name-complex="DejaVu Sans" style:font-size-complex="14pt" style:font-style-complex="normal" style:font-weight-complex="bold" style:text-emphasize="none" style:font-relief="none"/>
    </style:style>
    <style:style style:name="MT5" style:family="text">
      <style:text-properties fo:color="#808080" loext:opacity="10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4" draw:layer="backgroundobjects" svg:width="25.199cm" svg:height="2.629cm" svg:x="1.47cm" svg:y="4.736cm" presentation:class="title">
        <draw:text-box>
          <text:p>Click to edit the title text format</text:p>
        </draw:text-box>
      </draw:frame>
      <draw:frame presentation:style-name="Mpr5"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8" draw:layer="backgroundobjects" svg:width="28.003cm" svg:height="0.257cm" svg:x="0cm" svg:y="15.524cm">
        <draw:image xlink:href="../00a-bottom-bar.png" xlink:type="simple" xlink:show="embed" xlink:actuate="onLoad" draw:mime-type="image/png">
          <text:p/>
        </draw:image>
      </draw:frame>
      <draw:frame draw:style-name="Mgr3" draw:text-style-name="MP9"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8" draw:layer="backgroundobjects" svg:width="25.199cm" svg:height="0.001cm" svg:x="1.47cm" svg:y="-0.507cm" presentation:class="title">
        <draw:text-box>
          <text:p>Click to edit the title text format</text:p>
        </draw:text-box>
      </draw:frame>
      <draw:frame presentation:style-name="Mpr9"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8" draw:layer="backgroundobjects" svg:width="28.003cm" svg:height="0.257cm" svg:x="0cm" svg:y="15.524cm">
        <draw:image xlink:href="../00a-bottom-bar.png" xlink:type="simple" xlink:show="embed" xlink:actuate="onLoad" draw: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Kirschner</meta:initial-creator>
    <meta:creation-date>2021-11-11T13:58:38.242120547</meta:creation-date>
    <dc:date>2023-07-06T20:28:00.394273510</dc:date>
    <meta:editing-duration>PT4H5M2S</meta:editing-duration>
    <meta:editing-cycles>32</meta:editing-cycles>
    <meta:generator>LibreOffice/7.6.2.1$Linux_X86_64 LibreOffice_project/60$Build-1</meta:generator>
    <dc:creator>Luca Bonissi</dc:creator>
    <meta:document-statistic meta:object-count="185"/>
  </office:meta>
</office:document-meta>
</file>